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689in"/>
    </style:style>
    <style:style style:name="co2" style:family="table-column">
      <style:table-column-properties fo:break-before="auto" style:column-width="0.802in"/>
    </style:style>
    <style:style style:name="co3" style:family="table-column">
      <style:table-column-properties fo:break-before="auto" style:column-width="0.8752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0.7398in"/>
    </style:style>
    <style:style style:name="co6" style:family="table-column">
      <style:table-column-properties fo:break-before="auto" style:column-width="0.7291in"/>
    </style:style>
    <style:style style:name="co7" style:family="table-column">
      <style:table-column-properties fo:break-before="auto" style:column-width="0.7709in"/>
    </style:style>
    <style:style style:name="co8" style:family="table-column">
      <style:table-column-properties fo:break-before="auto" style:column-width="1.8854in"/>
    </style:style>
    <style:style style:name="co9" style:family="table-column">
      <style:table-column-properties fo:break-before="auto" style:column-width="1.520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052in"/>
    </style:style>
    <style:style style:name="co12" style:family="table-column">
      <style:table-column-properties fo:break-before="auto" style:column-width="1.75in"/>
    </style:style>
    <style:style style:name="co13" style:family="table-column">
      <style:table-column-properties fo:break-before="auto" style:column-width="1.1146in"/>
    </style:style>
    <style:style style:name="co14" style:family="table-column">
      <style:table-column-properties fo:break-before="auto" style:column-width="1.3543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92d050"/>
    </style:style>
    <style:style style:name="ce5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4" table:number-columns-repeated="1017" table:default-cell-style-name="ce5"/>
        <table:table-row table:style-name="ro1">
          <table:table-cell table:style-name="ce2" office:value-type="string" calcext:value-type="string">
            <text:p>Mise</text:p>
          </table:table-cell>
          <table:table-cell table:style-name="ce2" office:value-type="string" calcext:value-type="string">
            <text:p>Preneur</text:p>
          </table:table-cell>
          <table:table-cell table:style-name="ce2" office:value-type="string" calcext:value-type="string">
            <text:p>Partenaire</text:p>
          </table:table-cell>
          <table:table-cell table:style-name="ce2" office:value-type="string" calcext:value-type="string">
            <text:p>Roi</text:p>
          </table:table-cell>
          <table:table-cell table:style-name="ce2" office:value-type="string" calcext:value-type="string">
            <text:p>Opp1</text:p>
          </table:table-cell>
          <table:table-cell table:style-name="ce2" office:value-type="string" calcext:value-type="string">
            <text:p>Opp2</text:p>
          </table:table-cell>
          <table:table-cell table:style-name="ce2" office:value-type="string" calcext:value-type="string">
            <text:p>Opp3</text:p>
          </table:table-cell>
          <table:table-cell table:style-name="ce2" office:value-type="string" calcext:value-type="string">
            <text:p>Opp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xcuse</text:p>
          </table:table-cell>
          <table:table-cell table:style-name="ce2" office:value-type="string" calcext:value-type="string">
            <text:p>Résultat</text:p>
          </table:table-cell>
          <table:table-cell table:style-name="ce2" office:value-type="string" calcext:value-type="string">
            <text:p>PTB</text:p>
          </table:table-cell>
          <table:table-cell table:style-name="ce2" office:value-type="string" calcext:value-type="string">
            <text:p>Poignée</text:p>
          </table:table-cell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Chele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.5" calcext:value-type="float">
            <text:p>-2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7.5" calcext:value-type="float">
            <text:p>-27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7.5" calcext:value-type="float">
            <text:p>-1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5" calcext:value-type="float">
            <text:p>-17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.5" calcext:value-type="float">
            <text:p>-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5" calcext:value-type="float">
            <text:p>-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5" calcext:value-type="float">
            <text:p>-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.5" calcext:value-type="float">
            <text:p>3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.5" calcext:value-type="float">
            <text:p>-14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8.5" calcext:value-type="float">
            <text:p>-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 table:number-rows-repeated="10482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4" table:number-columns-repeated="1017" table:default-cell-style-name="ce5"/>
        <table:table-row table:style-name="ro1">
          <table:table-cell office:value-type="string" calcext:value-type="string">
            <text:p>TOUT EST EN POV PRENEUR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TB (petit au bout)</text:p>
          </table:table-cell>
          <table:table-cell office:value-type="string" calcext:value-type="string">
            <text:p>Poignée</text:p>
          </table:table-cell>
          <table:table-cell office:value-type="string" calcext:value-type="string">
            <text:p>SA (sans atouts)</text:p>
          </table:table-cell>
          <table:table-cell office:value-type="string" calcext:value-type="string">
            <text:p>ST (sans têtes)</text:p>
          </table:table-cell>
          <table:table-cell office:value-type="string" calcext:value-type="string">
            <text:p>Chelem</text:p>
          </table:table-cell>
          <table:table-cell office:value-type="string" calcext:value-type="string">
            <text:p>Opp4</text:p>
          </table:table-cell>
          <table:table-cell office:value-type="string" calcext:value-type="string">
            <text:p>Parten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 (gagné)</text:p>
          </table:table-cell>
          <table:table-cell office:value-type="string" calcext:value-type="string">
            <text:p>SG (simple gagné)</text:p>
          </table:table-cell>
          <table:table-cell table:number-columns-repeated="2" office:value-type="string" calcext:value-type="string">
            <text:p>P (preneur)</text:p>
          </table:table-cell>
          <table:table-cell office:value-type="string" calcext:value-type="string">
            <text:p>GA (gagné annoncé)</text:p>
          </table:table-cell>
          <table:table-cell office:value-type="string" calcext:value-type="string">
            <text:p>Nom (si 1v4)</text:p>
          </table:table-cell>
          <table:table-cell office:value-type="string" calcext:value-type="string">
            <text:p>Nom (cas classiqu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 (perdu)</text:p>
          </table:table-cell>
          <table:table-cell office:value-type="string" calcext:value-type="string">
            <text:p>SP (simple perdu)</text:p>
          </table:table-cell>
          <table:table-cell table:number-columns-repeated="2" office:value-type="string" calcext:value-type="string">
            <text:p>O (opposition)</text:p>
          </table:table-cell>
          <table:table-cell office:value-type="string" calcext:value-type="string">
            <text:p>G (gagné sans annonce)</text:p>
          </table:table-cell>
          <table:table-cell office:value-type="string" calcext:value-type="string">
            <text:p>X (cas classique)</text:p>
          </table:table-cell>
          <table:table-cell office:value-type="string" calcext:value-type="string">
            <text:p>X (si 1v4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(pas de PTB)</text:p>
          </table:table-cell>
          <table:table-cell office:value-type="string" calcext:value-type="string">
            <text:p>DG (double gagné)</text:p>
          </table:table-cell>
          <table:table-cell office:value-type="string" calcext:value-type="string">
            <text:p>X (pas de SA)</text:p>
          </table:table-cell>
          <table:table-cell office:value-type="string" calcext:value-type="string">
            <text:p>X (pas de ST)</text:p>
          </table:table-cell>
          <table:table-cell office:value-type="string" calcext:value-type="string">
            <text:p>P (perdu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P (double perdu)</text:p>
          </table:table-cell>
          <table:table-cell table:number-columns-repeated="2"/>
          <table:table-cell office:value-type="string" calcext:value-type="string">
            <text:p>X (pas de Chelem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G (triple gagné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P (triple perdu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 (pas de poignée)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31">00/00/0000</text:date>, <text:time style:data-style-name="N2" text:time-value="15:08:24.1328860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Killian FORMICA</meta:initial-creator>
    <meta:creation-date>2023-04-21T08:09:14Z</meta:creation-date>
    <dc:date>2023-05-31T15:12:57.043432366</dc:date>
    <meta:editing-duration>PT1H35M1S</meta:editing-duration>
    <meta:editing-cycles>20</meta:editing-cycles>
    <meta:document-statistic meta:table-count="2" meta:cell-count="5098" meta:object-count="0"/>
    <meta:user-defined meta:name="MSIP_Label_cf8c7287-838c-46dd-b281-b1140229e67a_ActionId">f39907d2-c393-4778-b94b-68c7072372b5</meta:user-defined>
    <meta:user-defined meta:name="MSIP_Label_cf8c7287-838c-46dd-b281-b1140229e67a_ContentBits">0</meta:user-defined>
    <meta:user-defined meta:name="MSIP_Label_cf8c7287-838c-46dd-b281-b1140229e67a_Enabled">true</meta:user-defined>
    <meta:user-defined meta:name="MSIP_Label_cf8c7287-838c-46dd-b281-b1140229e67a_Method">Privileged</meta:user-defined>
    <meta:user-defined meta:name="MSIP_Label_cf8c7287-838c-46dd-b281-b1140229e67a_Name" meta:value-type="string">cf8c7287-838c-46dd-b281-b1140229e67a</meta:user-defined>
    <meta:user-defined meta:name="MSIP_Label_cf8c7287-838c-46dd-b281-b1140229e67a_SetDate" meta:value-type="string">2023-04-21T12:57:47Z</meta:user-defined>
    <meta:user-defined meta:name="MSIP_Label_cf8c7287-838c-46dd-b281-b1140229e67a_SiteId" meta:value-type="string">75e027c9-20d5-47d5-b82f-77d7cd041e8f</meta:user-defined>
  </office:meta>
</office:document-meta>
</file>